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c0bd1" officeooo:paragraph-rsid="000c0bd1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1cm" fo:margin-bottom="0cm" style:contextual-spacing="false"/>
      <style:text-properties style:font-name="Arial" officeooo:rsid="0015a2b9" officeooo:paragraph-rsid="0015a2b9"/>
    </style:style>
    <style:style style:name="P3" style:family="paragraph" style:parent-style-name="Standard">
      <style:paragraph-properties fo:margin-top="0.3cm" fo:margin-bottom="0cm" style:contextual-spacing="false"/>
      <style:text-properties style:font-name="Arial" officeooo:rsid="001a32ab" officeooo:paragraph-rsid="001a32ab"/>
    </style:style>
    <style:style style:name="T1" style:family="text">
      <style:text-properties officeooo:rsid="0016d199"/>
    </style:style>
    <style:style style:name="T2" style:family="text">
      <style:text-properties officeooo:rsid="001b8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ean Liner Tycoon – Pitch Script</text:p>
      <text:p text:style-name="P2">Ocean Liner Tycoon is a mobile <text:span text:style-name="T1">tycoon game, which is a very popular genre.</text:span></text:p>
      <text:p text:style-name="P3">What is Ocean Liner Tycoon? Tycoon games focus on a particular industry, this game focuses on the era of ocean liner travel.</text:p>
      <text:p text:style-name="P3">Who is the target audience? There are two main audiences. <text:span text:style-name="T2">People with an interest in maritime history, and a wider audience from the prevalence of the Titanic in pop cultu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1:03:46.259000000</meta:creation-date>
    <meta:generator>LibreOffice/24.8.3.2$Windows_x86 LibreOffice_project/48a6bac9e7e268aeb4c3483fcf825c94556d9f92</meta:generator>
    <dc:date>2024-12-05T12:01:07.938000000</dc:date>
    <meta:editing-duration>PT56M53S</meta:editing-duration>
    <meta:editing-cycles>12</meta:editing-cycles>
    <meta:document-statistic meta:table-count="0" meta:image-count="0" meta:object-count="0" meta:page-count="1" meta:paragraph-count="4" meta:word-count="71" meta:character-count="405" meta:non-whitespace-character-count="337"/>
  </office:meta>
</office:document-meta>
</file>